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 style:list-style-name="L6">
      <style:paragraph-properties fo:padding="0.0193in" fo:border="0.0008in solid #d9d9e3"/>
    </style:style>
    <style:style style:name="P8" style:family="paragraph" style:parent-style-name="Text_20_body" style:list-style-name="L1">
      <style:paragraph-properties fo:margin-top="0in" fo:margin-bottom="0in" fo:padding="0.0193in" fo:border="0.0008in solid #d9d9e3"/>
    </style:style>
    <style:style style:name="P9" style:family="paragraph" style:parent-style-name="Text_20_body" style:list-style-name="L2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5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6">
      <style:paragraph-properties fo:margin-top="0in" fo:margin-bottom="0in" fo:padding="0.0193in" fo:border="0.0008in solid #d9d9e3"/>
    </style:style>
    <style:style style:name="P14" style:family="paragraph" style:parent-style-name="Heading_20_4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Часть 2: Основы разработки на WordPress и WooCommerce</text:h>
      <text:h text:style-name="P14" text:outline-level="4">2.1 Темы и шаблоны</text:h>
      <text:p text:style-name="P1"><text:span text:style-name="Strong_20_Emphasis">Роль тем в WordPress:</text:span></text:p>
      <text:list xml:id="list5196407417309690423" text:style-name="L1">
        <text:list-item>
          <text:p text:style-name="P8">Понятие тем и их влияние на внешний вид сайта</text:p>
        </text:list-item>
        <text:list-item>
          <text:p text:style-name="P2">Создание собственной темы: структура, файлы и основные элементы</text:p>
        </text:list-item>
      </text:list>
      <text:p text:style-name="P1"><text:span text:style-name="Strong_20_Emphasis">Создание собственной темы для WooCommerce:</text:span></text:p>
      <text:list xml:id="list4339456422728201873" text:style-name="L2">
        <text:list-item>
          <text:p text:style-name="P9">Интеграция WooCommerce в тему</text:p>
        </text:list-item>
        <text:list-item>
          <text:p text:style-name="P9">Кастомизация внешнего вида страниц товаров, корзины, оформления заказа и др.</text:p>
        </text:list-item>
        <text:list-item>
          <text:p text:style-name="P3">Использование шаблонов и стилей для адаптивного дизайна</text:p>
        </text:list-item>
      </text:list>
      <text:p text:style-name="P1"><text:span text:style-name="Strong_20_Emphasis">Шаблоны страниц и их кастомизация:</text:span></text:p>
      <text:list xml:id="list5609639155093065850" text:style-name="L3">
        <text:list-item>
          <text:p text:style-name="P10">Обзор различных шаблонов страниц в WooCommerce (single-product, archive-product, cart и т.д.)</text:p>
        </text:list-item>
        <text:list-item>
          <text:p text:style-name="P4">Кастомизация шаблонов для уникального отображения информации о товарах и категориях</text:p>
        </text:list-item>
      </text:list>
      <text:h text:style-name="P14" text:outline-level="4">2.2 Плагины и расширения</text:h>
      <text:p text:style-name="P1"><text:span text:style-name="Strong_20_Emphasis">Разработка плагинов для WooCommerce:</text:span></text:p>
      <text:list xml:id="list6124659972459134761" text:style-name="L4">
        <text:list-item>
          <text:p text:style-name="P11">Основы разработки плагинов для добавления функциональности</text:p>
        </text:list-item>
        <text:list-item>
          <text:p text:style-name="P11">Использование хуков и фильтров WooCommerce для встраивания в процессы плагинов</text:p>
        </text:list-item>
        <text:list-item>
          <text:p text:style-name="P5">Оптимизация и безопасность кода плагинов</text:p>
        </text:list-item>
      </text:list>
      <text:p text:style-name="P1"><text:span text:style-name="Strong_20_Emphasis">Интеграция сторонних плагинов и расширений:</text:span></text:p>
      <text:list xml:id="list5105944802990959649" text:style-name="L5">
        <text:list-item>
          <text:p text:style-name="P12">Выбор и установка сторонних плагинов для расширения функционала магазина</text:p>
        </text:list-item>
        <text:list-item>
          <text:p text:style-name="P6">Работа с API и документацией сторонних сервисов для интеграции</text:p>
        </text:list-item>
      </text:list>
      <text:p text:style-name="P1"><text:span text:style-name="Strong_20_Emphasis">Работа с API WooCommerce:</text:span></text:p>
      <text:list xml:id="list831061434354484014" text:style-name="L6">
        <text:list-item>
          <text:p text:style-name="P13">Использование REST API WooCommerce для взаимодействия с данными магазина</text:p>
        </text:list-item>
        <text:list-item>
          <text:p text:style-name="P7">Создание кастомных запросов для получения и изменения информации о товарах, заказах и пользователях</text:p>
        </text:list-item>
      </text:list>
      <text:p text:style-name="P1">Эти темы позволят разработчику углубить свои знания в разработке на платформе WordPress с учетом электронной коммерции через WooCommerce. Далее будут рассмотрены более продвинутые темы, включая разработку функционала, оптимизацию и безопасность для создания стабильного и эффективного интернет-магазин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1T23:18:36.41</dc:date>
    <meta:document-statistic meta:table-count="0" meta:image-count="0" meta:object-count="0" meta:page-count="1" meta:paragraph-count="24" meta:word-count="213" meta:character-count="1538"/>
    <dc:creator>Dima Wide</dc:creator>
    <meta:user-defined meta:name="Info 1"/>
    <meta:user-defined meta:name="Info 2"/>
    <meta:user-defined meta:name="Info 3"/>
    <meta:user-defined meta:name="Info 4"/>
  </office:meta>
</office:document-meta>
</file>